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adornments="Semibold" style:font-pitch="fixed"/>
    <style:font-face style:name="Ubuntu Mono4" svg:font-family="'Ubuntu Mono'" style:font-adornments="標準" style:font-pitch="fixed"/>
    <style:font-face style:name="Ubuntu Mono7" svg:font-family="'Ubuntu Mono'" style:font-adornments="黒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Ubuntu" svg:font-family="Ubuntu" style:font-pitch="variable"/>
    <style:font-face style:name="Ubuntu Mono5" svg:font-family="'Ubuntu Mono'" style:font-pitch="variable"/>
    <style:font-face style:name="Ubuntu Mono" svg:font-family="'Ubuntu Mono'" style:font-adornments="Semibold" style:font-pitch="variable"/>
    <style:font-face style:name="Ubuntu Mono3" svg:font-family="'Ubuntu Mono'" style:font-adornments="標準" style:font-pitch="variable"/>
    <style:font-face style:name="Ubuntu Mono6" svg:font-family="'Ubuntu Mono'" style:font-adornments="黒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9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text-properties style:font-name="Ubuntu"/>
    </style:style>
    <style:style style:name="ce2" style:family="table-cell">
      <loext:graphic-properties style:repeat="repeat"/>
      <style:text-properties fo:color="#0000ff" style:font-name="Ubuntu Mono2"/>
    </style:style>
    <style:style style:name="ce3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6600ff" style:font-name="Ubuntu Mono2"/>
    </style:style>
    <style:style style:name="T2" style:family="text">
      <style:text-properties style:font-name="Ubuntu Mono2"/>
    </style:style>
    <style:style style:name="T3" style:family="text">
      <style:text-properties style:font-name="Ubuntu"/>
    </style:style>
    <style:style style:name="T4" style:family="text">
      <style:text-properties fo:color="#0000ff" style:font-name="Ubuntu Mono2"/>
    </style:style>
    <style:style style:name="T5" style:family="text">
      <style:text-properties fo:color="#6600ff" fo:font-weight="bold" style:font-weight-asian="bold" style:font-weight-complex="bold"/>
    </style:style>
    <style:style style:name="T6" style:family="text">
      <style:text-properties fo:color="#6600ff"/>
    </style:style>
    <style:style style:name="T7" style:family="text">
      <style:text-properties fo:color="#cc0000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6600ff" style:font-name="Ubuntu Mono2" fo:font-size="22pt" style:font-size-asian="22pt" style:font-size-complex="22pt"/>
    </style:style>
    <style:style style:name="T10" style:family="text">
      <style:text-properties fo:color="#0000cc" style:font-name="Ubuntu Mono2" fo:font-size="22pt" style:font-size-asian="22pt" style:font-size-complex="22pt"/>
    </style:style>
    <style:style style:name="T11" style:family="text">
      <style:text-properties fo:color="#333333" style:font-name="Ubuntu Mono2"/>
    </style:style>
    <style:style style:name="T12" style:family="text">
      <style:text-properties fo:color="#006600" style:font-name="Ubuntu Mono2"/>
    </style:style>
    <style:style style:name="T13" style:family="text">
      <style:text-properties fo:color="#0000cc" style:font-name="Ubuntu Mono2"/>
    </style:style>
    <style:style style:name="T14" style:family="text">
      <style:text-properties fo:color="#0000cc" style:font-name="Ubuntu Mono2" fo:font-size="24pt" style:font-size-asian="24pt" style:font-size-complex="24pt"/>
    </style:style>
    <style:style style:name="T15" style:family="text">
      <style:text-properties style:font-name="Ubuntu Mono2" fo:font-size="24pt" style:font-size-asian="24pt" style:font-size-complex="24pt"/>
    </style:style>
    <style:style style:name="T16" style:family="text">
      <style:text-properties fo:color="#006600" style:font-name="Ubuntu Mono2" fo:font-size="24pt" style:font-size-asian="24pt" style:font-size-complex="24pt"/>
    </style:style>
    <style:style style:name="T17" style:family="text">
      <style:text-properties fo:color="#cc0000" fo:font-style="italic" style:font-style-asian="italic" style:font-style-complex="italic"/>
    </style:style>
    <style:style style:name="T18" style:family="text">
      <style:text-properties style:font-name="Ubuntu Mono2" fo:font-size="20pt" style:font-size-asian="20pt" style:font-size-complex="20pt"/>
    </style:style>
    <style:style style:name="T19" style:family="text">
      <style:text-properties fo:color="#006600" style:font-name="Ubuntu Mono2" fo:font-size="20pt" style:font-size-asian="20pt" style:font-size-complex="20pt"/>
    </style:style>
    <style:style style:name="T20" style:family="text">
      <style:text-properties fo:color="#0000cc" style:font-name="Ubuntu Mono2" fo:font-size="20pt" style:font-size-asian="20pt" style:font-size-complex="20pt"/>
    </style:style>
    <style:style style:name="T21" style:family="text">
      <style:text-properties fo:color="#0000cc" style:font-name="Ubuntu Mono2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333333" style:font-name="Ubuntu Mono2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6600" style:font-name="Ubuntu Mono2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cc0000" style:font-name="Ubuntu Mono2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6600cc" style:font-name="Ubuntu Mono2"/>
    </style:style>
    <style:style style:name="T27" style:family="text">
      <style:text-properties fo:color="#cc0000" fo:font-weight="bold" style:font-weight-asian="bold" style:font-weight-complex="bold"/>
    </style:style>
    <style:style style:name="T28" style:family="text">
      <style:text-properties fo:color="#66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COSC 151: Intro to Programming: C++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Chapter 2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hapter 2: <text:s/>Variables and Basic Ty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ctives</text:p>
                <text:list>
                  <text:list-item>
                    <text:p>We should be able to</text:p>
                    <text:list>
                      <text:list-item>
                        <text:p>Understand some basic types</text:p>
                      </text:list-item>
                      <text:list-item>
                        <text:p>Define Variables</text:p>
                      </text:list-item>
                      <text:list-item>
                        <text:p>Understand some complex types</text:p>
                        <text:list>
                          <text:list-item>
                            <text:p>References</text:p>
                          </text:list-item>
                          <text:list-item>
                            <text:p>Pointers (gasp!)</text:p>
                          </text:list-item>
                        </text:list>
                      </text:list-item>
                      <text:list-item>
                        <text:p>Understand the concept of <text:span text:style-name="T1">const</text:span>-ness</text:p>
                      </text:list-item>
                      <text:list-item>
                        <text:p>Understand that we can define our own data structures (our own types!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Primitive Built-in Ty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++ defines a set of primitive built in types</text:p>
                <text:list>
                  <text:list-item>
                    <text:p>The most common types (used all the time, more in the text)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6cm" svg:x="6.13cm" svg:y="12.0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Type</text:span></text:p>
              </table:table-cell>
              <table:table-cell>
                <text:p><text:span text:style-name="T3">Meaning</text:span></text:p>
              </table:table-cell>
              <table:table-cell>
                <text:p><text:span text:style-name="T3">Minimum Size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bool</text:span></text:p>
              </table:table-cell>
              <table:table-cell>
                <text:p>true/false</text:p>
              </table:table-cell>
              <table:table-cell>
                <text:p>N/A</text:p>
              </table:table-cell>
            </table:table-row>
            <table:table-row table:style-name="ro1" table:default-cell-style-name="ce3">
              <table:table-cell table:style-name="ce2">
                <text:p><text:span text:style-name="T4">char</text:span></text:p>
              </table:table-cell>
              <table:table-cell>
                <text:p>character</text:p>
              </table:table-cell>
              <table:table-cell>
                <text:p>8 bits</text:p>
              </table:table-cell>
            </table:table-row>
            <table:table-row table:style-name="ro1" table:default-cell-style-name="ce3">
              <table:table-cell table:style-name="ce2">
                <text:p><text:span text:style-name="T4">int</text:span></text:p>
              </table:table-cell>
              <table:table-cell>
                <text:p>integer</text:p>
              </table:table-cell>
              <table:table-cell>
                <text:p>32 bits</text:p>
              </table:table-cell>
            </table:table-row>
            <table:table-row table:style-name="ro1" table:default-cell-style-name="ce3">
              <table:table-cell table:style-name="ce2">
                <text:p><text:span text:style-name="T4">double</text:span></text:p>
              </table:table-cell>
              <table:table-cell>
                <text:p>Floating point</text:p>
              </table:table-cell>
              <table:table-cell>
                <text:p>64 bi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Machine Level Represent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5">byte</text:span> is the smallest chunk of addressable memory</text:p>
              </text:list-item>
              <text:list-item>
                <text:p>A <text:span text:style-name="T6">bit</text:span> holds <text:span text:style-name="T6">0</text:span> or <text:span text:style-name="T6">1</text:span>.</text:p>
              </text:list-item>
              <text:list-item>
                <text:p>Most modern architectures have 8 bit bytes, meaning a single byte can contain 2^8 values (0 - 256)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Singed and Unsigned Ty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ost arithmetic types can be <text:span text:style-name="T7">signed or unsigned</text:span></text:p>
                <text:list>
                  <text:list-item>
                    <text:p>A signed type can hold a negative value, but the range of available values is reduced</text:p>
                  </text:list-item>
                  <text:list-item>
                    <text:p>An unsigned type cannot hold a negative value</text:p>
                  </text:list-item>
                  <text:list-item>
                    <text:p>Example:</text:p>
                    <text:list>
                      <text:list-header>
                        <text:p><text:span text:style-name="T8">130 in binary: <text:s/></text:span><text:span text:style-name="T9">10000010</text:span><text:span text:style-name="T8">, held in 8 bits (</text:span><text:span text:style-name="T10">unsigned char</text:span><text:span text:style-name="T8">)</text:span></text:p>
                        <text:p><text:span text:style-name="T8">-126 in binary: </text:span><text:span text:style-name="T9">10000010</text:span><text:span text:style-name="T8">, held in 8 bits (</text:span><text:span text:style-name="T10">signed char</text:span><text:span text:style-name="T8">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Type Conversions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<text:span text:style-name="T7">type of an object</text:span> defined the data that an object might contain, and what operations that object can perform.</text:p>
              </text:list-item>
              <text:list-item>
                <text:p>Many types support <text:span text:style-name="T7">type conversions</text:span> to related types</text:p>
                <text:list>
                  <text:list-header>
                    <text:p><text:span text:style-name="T4">bool</text:span><text:span text:style-name="T11"> b = 42; <text:s text:c="3"/></text:span><text:span text:style-name="T12">// b is true</text:span></text:p>
                    <text:p><text:span text:style-name="T4">int</text:span><text:span text:style-name="T11"> i = b; <text:s text:c="5"/></text:span><text:span text:style-name="T12">// i has a value 1</text:span></text:p>
                    <text:p><text:span text:style-name="T11">i = 3.14; <text:s text:c="6"/></text:span><text:span text:style-name="T12">// i has a value 3</text:span></text:p>
                    <text:p><text:span text:style-name="T11"><text:s text:c="16"/></text:span><text:span text:style-name="T12">// (note: <text:s/>truncation!)</text:span></text:p>
                    <text:p><text:span text:style-name="T4">double</text:span><text:span text:style-name="T11"> pi = i; <text:s/></text:span><text:span text:style-name="T12">// pi has value 3.0</text:span>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Signed/Unsigned Express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nged and Unsigned types don't play well together. <text:s/><text:span text:style-name="T7">Don't mix signed and unsigned types in an expressio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Variab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7">variable</text:span> provides us with named storage that a program can manipulate.</text:p>
              </text:list-item>
              <text:list-item>
                <text:p>A <text:span text:style-name="T7">variable</text:span> definition has the form</text:p>
                <text:list>
                  <text:list-item>
                    <text:p>Type specifier</text:p>
                  </text:list-item>
                  <text:list-item>
                    <text:p>One or more names separated by comma</text:p>
                  </text:list-item>
                  <text:list-item>
                    <text:p>Each name may optionally have an <text:span text:style-name="T7">initializer</text:span></text:p>
                  </text:list-item>
                  <text:list-item>
                    <text:p>Example:</text:p>
                    <text:list>
                      <text:list-header>
                        <text:p><text:span text:style-name="T13">int</text:span><text:span text:style-name="T2"> x = 3, y, z = 1; <text:s/></text:span><text:span text:style-name="T12">// defines x, type int, with value 3, </text:span></text:p>
                        <text:p><text:span text:style-name="T12"><text:s text:c="22"/></text:span><text:span text:style-name="T12">// y, type int, with undefined value,</text:span></text:p>
                        <text:p><text:span text:style-name="T12"><text:s text:c="22"/></text:span><text:span text:style-name="T12">// and z, type int, with value 1</text:span></text:p>
                        <text:p><text:span text:style-name="T2">Sales_item item; <text:s text:c="5"/></text:span><text:span text:style-name="T12">// defines item, type Sales_item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Initializer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 <text:span text:style-name="T7">initializer</text:span> can be an arbitrarily complicated expression</text:p>
                <text:list>
                  <text:list-header>
                    <text:p><text:span text:style-name="T14">double</text:span><text:span text:style-name="T15"> price = 109.99; </text:span><text:span text:style-name="T16">// price initialized</text:span></text:p>
                    <text:p><text:span text:style-name="T16">// discount initialized in terms of price</text:span></text:p>
                    <text:p><text:span text:style-name="T14">double</text:span><text:span text:style-name="T15"> discount = price * 0.16; </text:span></text:p>
                    <text:p><text:span text:style-name="T16">// sale_price initialized as result of function call</text:span></text:p>
                    <text:p><text:span text:style-name="T14">double</text:span><text:span text:style-name="T15"> sale_price = apply_discount(price, discount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Default Initializ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en a variable is defined without an initializer, the variable is <text:span text:style-name="T7">default initialized</text:span>.</text:p>
                <text:list>
                  <text:list-item>
                    <text:p>The value used for default initialized values depends on the <text:span text:style-name="T17">type and location</text:span> where the variable is defined.</text:p>
                  </text:list-item>
                  <text:list-item>
                    <text:p>Class types (user defined types) controls how types are default initialized.</text:p>
                    <text:list>
                      <text:list-header>
                        <text:p><text:span text:style-name="T18">std::string empty; <text:s/></text:span><text:span text:style-name="T19">// default initialized to the empty string</text:span></text:p>
                        <text:p><text:span text:style-name="T18">Sales_item; <text:s text:c="8"/></text:span><text:span text:style-name="T19">// default initialized Sales_item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Declarations and Definitions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ariables can be <text:span text:style-name="T7">declared</text:span> many times</text:p>
              </text:list-item>
              <text:list-item>
                <text:p>Variables must be <text:span text:style-name="T7">defined</text:span> only once</text:p>
                <text:list>
                  <text:list-item>
                    <text:p>Variables are declared with the <text:span text:style-name="T1">extern</text:span> keyword</text:p>
                    <text:list>
                      <text:list-item>
                        <text:p>It's rare to see this done anymore in modern C++</text:p>
                      </text:list-item>
                    </text:list>
                  </text:list-item>
                </text:list>
              </text:list-item>
              <text:list-item>
                <text:p>Differentiating between declaration and definition will become more important when we discuss Functions and User Defined Typ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Identifier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7">Identifiers</text:span> are the valid names we can give variables/functions/classes</text:p>
                <text:list>
                  <text:list-item>
                    <text:p>Can be composed of letters, digits, and the underscore character</text:p>
                  </text:list-item>
                  <text:list-item>
                    <text:p>No limit to length</text:p>
                  </text:list-item>
                  <text:list-item>
                    <text:p>Must begin with a character or underscore</text:p>
                  </text:list-item>
                  <text:list-item>
                    <text:p>Cannot conflict with any language keywords (see text, Table 2.3)</text:p>
                  </text:list-item>
                  <text:list-item>
                    <text:p>Case-sensitive</text:p>
                    <text:list>
                      <text:list-header>
                        <text:p><text:span text:style-name="T20">int</text:span><text:span text:style-name="T18"> foo, foo1, FOO, FOO1; <text:s/></text:span><text:span text:style-name="T19">// 4 different (valid) identifiers</text:span></text:p>
                        <text:p><text:span text:style-name="T20">int</text:span><text:span text:style-name="T18"> 101dalmations, price$; </text:span><text:span text:style-name="T19">// invalid identifier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Scop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<text:span text:style-name="T7">scope</text:span> is a part of a program in which a name has meaning</text:p>
                <text:p text:style-name="P2"><text:span text:style-name="T21">int</text:span><text:span text:style-name="T22"> main() <text:s/></text:span><text:span text:style-name="T23">// defined outside of braces in </text:span><text:span text:style-name="T24">global scope</text:span></text:p>
                <text:p text:style-name="P2"><text:span text:style-name="T22">{</text:span></text:p>
                <text:p text:style-name="P2"><text:span text:style-name="T22"><text:s text:c="3"/></text:span><text:span text:style-name="T21">int</text:span><text:span text:style-name="T22"> sum = 0; <text:s/></text:span><text:span text:style-name="T23">// defined inside block of main, has </text:span><text:span text:style-name="T24">block scope</text:span></text:p>
                <text:p text:style-name="P2"><text:span text:style-name="T24"/></text:p>
                <text:p text:style-name="P2"><text:span text:style-name="T22"><text:s text:c="3"/></text:span><text:span text:style-name="T23">// val defined in for statement, has </text:span><text:span text:style-name="T24">statement scope</text:span></text:p>
                <text:p text:style-name="P2"><text:span text:style-name="T22"><text:s text:c="3"/></text:span><text:span text:style-name="T21">for</text:span><text:span text:style-name="T22">(</text:span><text:span text:style-name="T21">int</text:span><text:span text:style-name="T22"> val = 1; val &lt;= 10; ++val)</text:span></text:p>
                <text:p text:style-name="P2"><text:span text:style-name="T22"><text:s text:c="3"/></text:span><text:span text:style-name="T22">{</text:span></text:p>
                <text:p text:style-name="P2"><text:span text:style-name="T22"><text:s text:c="6"/></text:span><text:span text:style-name="T22">sum += val;</text:span></text:p>
                <text:p text:style-name="P2"><text:span text:style-name="T22"><text:s text:c="3"/></text:span><text:span text:style-name="T22">}</text:span></text:p>
                <text:p text:style-name="P2"><text:span text:style-name="T22"/></text:p>
                <text:p text:style-name="P2"><text:span text:style-name="T22"><text:s text:c="3"/></text:span><text:span text:style-name="T22">std::cout &lt;&lt; “The sum of 1 to 10 inclusive is “ &lt;&lt; sum &lt;&lt; std::endl;</text:span></text:p>
                <text:p text:style-name="P2"><text:span text:style-name="T22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Nested Sco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copes nest. <text:s/>The <text:span text:style-name="T7">inner scope</text:span> (nested) contains the <text:span text:style-name="T7">outer scope</text:span>.</text:p>
                <text:p text:style-name="P2"><text:span text:style-name="T21">int</text:span><text:span text:style-name="T22"> reused = 42; </text:span><text:span text:style-name="T23">// reused has global scope</text:span></text:p>
                <text:p text:style-name="P2"><text:span text:style-name="T22"/></text:p>
                <text:p text:style-name="P2"><text:span text:style-name="T21">int</text:span><text:span text:style-name="T22"> main()</text:span></text:p>
                <text:p text:style-name="P2"><text:span text:style-name="T22">{</text:span></text:p>
                <text:p text:style-name="P2"><text:span text:style-name="T22"><text:s text:c="3"/></text:span><text:span text:style-name="T21">int</text:span><text:span text:style-name="T22"> unique = 0; </text:span><text:span text:style-name="T23">// unique has block scope</text:span></text:p>
                <text:p text:style-name="P2"><text:span text:style-name="T23"><text:s text:c="3"/></text:span><text:span text:style-name="T23">// prints 42 0, as expected</text:span></text:p>
                <text:p text:style-name="P2"><text:span text:style-name="T22"><text:s text:c="3"/></text:span><text:span text:style-name="T22">std::cout &lt;&lt; reused &lt;&lt; “ “ &lt;&lt; unique &lt;&lt; std::endl;</text:span></text:p>
                <text:p text:style-name="P2"><text:span text:style-name="T22"/></text:p>
                <text:p text:style-name="P2"><text:span text:style-name="T22"><text:s text:c="3"/></text:span><text:span text:style-name="T21">int</text:span><text:span text:style-name="T22"> reused = 0; </text:span><text:span text:style-name="T23">// new local object named reused, </text:span></text:p>
                <text:p text:style-name="P2"><text:span text:style-name="T23"><text:s text:c="19"/></text:span><text:span text:style-name="T23">// “hides” global resused</text:span></text:p>
                <text:p text:style-name="P2"><text:span text:style-name="T23"><text:s text:c="19"/></text:span><text:span text:style-name="T23">// this is </text:span><text:span text:style-name="T24">almost always a bad idea</text:span><text:span text:style-name="T23">!</text:span></text:p>
                <text:p text:style-name="P2"><text:span text:style-name="T23"/></text:p>
                <text:p text:style-name="P2"><text:span text:style-name="T23"><text:s text:c="3"/></text:span><text:span text:style-name="T23">// prints 0 0, the local reused object is printed</text:span></text:p>
                <text:p text:style-name="P2"><text:span text:style-name="T22"><text:s text:c="3"/></text:span><text:span text:style-name="T22">std::cout &lt;&lt; reused &lt;&lt; “ “ &lt;&lt; unique &lt;&lt; std::endl;</text:span></text:p>
                <text:p text:style-name="P2"><text:span text:style-name="T22"/></text:p>
                <text:p text:style-name="P2"><text:span text:style-name="T22"><text:s text:c="3"/></text:span><text:span text:style-name="T23">// prints 42 0, by explicitly using the global reused </text:span></text:p>
                <text:p text:style-name="P2"><text:span text:style-name="T23"><text:s text:c="3"/></text:span><text:span text:style-name="T23">// using the scope resolution operator (::)</text:span></text:p>
                <text:p text:style-name="P2"><text:span text:style-name="T22"><text:s text:c="3"/></text:span><text:span text:style-name="T22">std::cout &lt;&lt; ::reused &lt;&lt; “ “ &lt;&lt; unique &lt;&lt; std::endl;</text:span></text:p>
                <text:p text:style-name="P2"><text:span text:style-name="T22"><text:s text:c="3"/></text:span><text:span text:style-name="T21">return</text:span><text:span text:style-name="T22"> 0;</text:span></text:p>
                <text:p text:style-name="P2"><text:span text:style-name="T22">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Compound Ty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7">Compound Type</text:span> is a type that is defined in terms of another type.</text:p>
              </text:list-item>
              <text:list-item>
                <text:p>There are two compound types of consequence: <text:s/><text:span text:style-name="T7">References</text:span>, and <text:span text:style-name="T7">Pointer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Referenc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7">reference</text:span> defines an alternative name for an object.</text:p>
                <text:list>
                  <text:list-item>
                    <text:p>A reference must be bound when defined</text:p>
                  </text:list-item>
                  <text:list-item>
                    <text:p>Once assigned, a reference cannot be bound to another object</text:p>
                    <text:list>
                      <text:list-header>
                        <text:p><text:span text:style-name="T21">int</text:span><text:span text:style-name="T22"> val = 1024;</text:span></text:p>
                        <text:p><text:span text:style-name="T21">int&amp;</text:span><text:span text:style-name="T22"> val_ref = val; </text:span><text:span text:style-name="T23">// val_ref refers to (is another name for) val</text:span></text:p>
                        <text:p><text:span text:style-name="T21">int&amp;</text:span><text:span text:style-name="T22"> bad_ref; <text:s text:c="6"/></text:span><text:span text:style-name="T23">// error: <text:s/>a reference must be initialized</text:span>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Reference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reference is an alias</text:p>
                <text:list>
                  <text:list-item>
                    <text:p>Any operation on a reference are actually operations on the object to which the reference refers.</text:p>
                    <text:list>
                      <text:list-header>
                        <text:p><text:span text:style-name="T21">int</text:span><text:span text:style-name="T22"> val = 1024;</text:span></text:p>
                        <text:p><text:span text:style-name="T21">int&amp;</text:span><text:span text:style-name="T22"> val_ref = val;</text:span></text:p>
                        <text:p><text:span text:style-name="T22">val_ref -= 24; </text:span><text:span text:style-name="T23">// shorthand for val_ref = val_ref – 24;</text:span></text:p>
                        <text:p><text:span text:style-name="T23"><text:s text:c="15"/></text:span><text:span text:style-name="T23">// val now holds the value 1000</text:span></text:p>
                        <text:p><text:span text:style-name="T21">int</text:span><text:span text:style-name="T22"> val2 = val_ref; <text:s/></text:span><text:span text:style-name="T23">// val2 holds the value 1000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Reference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reference must be bound to an appropriate type</text:p>
                <text:list>
                  <text:list-item>
                    <text:list>
                      <text:list-header>
                        <text:p><text:span text:style-name="T21">int</text:span><text:span text:style-name="T22"> val = 1024;</text:span></text:p>
                        <text:p><text:span text:style-name="T21">double&amp;</text:span><text:span text:style-name="T22"> val_ref = val; </text:span><text:span text:style-name="T23">// error: <text:s/>a double&amp; cannot bind to int</text:span></text:p>
                      </text:list-header>
                    </text:list>
                  </text:list-item>
                  <text:list-item>
                    <text:p>An appropriate type doesn't always mean the exact type – more on this later..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2: Pointer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7">pointer</text:span> “points to” – holds the address of another object.</text:p>
                <text:p/>
                <text:p/>
              </text:list-item>
              <text:list-item>
                <text:p>Unlike a reference, a pointer is not simply an alias</text:p>
                <text:list>
                  <text:list-item>
                    <text:list>
                      <text:list-header>
                        <text:p><text:span text:style-name="T21">int</text:span><text:span text:style-name="T22"> val = 1024;</text:span></text:p>
                        <text:p><text:span text:style-name="T21">int*</text:span><text:span text:style-name="T22"> pval = &amp;val; </text:span><text:span text:style-name="T23">// use the “address of” operator (&amp;) </text:span></text:p>
                        <text:p><text:span text:style-name="T23"><text:s text:c="18"/></text:span><text:span text:style-name="T23">// to get the address of val, </text:span></text:p>
                        <text:p><text:span text:style-name="T23"><text:s text:c="18"/></text:span><text:span text:style-name="T23">// which is held as the value in <text:s/>pval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0.762cm" svg:height="0.762cm" svg:x="13.716cm" svg:y="10.541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7.526cm" svg:y="10.541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762cm" svg:x="14.478cm" svg:y="10.541cm">
          <text:p text:style-name="P3">1024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32cm" svg:height="0.962cm" svg:x="14.351cm" svg:y="9.706cm">
          <draw:text-box>
            <text:p>val:</text:p>
          </draw:text-box>
        </draw:frame>
        <draw:custom-shape draw:style-name="gr5" draw:text-style-name="P3" draw:layer="layout" svg:width="2.413cm" svg:height="0.762cm" svg:x="8.636cm" svg:y="9.779cm">
          <text:p text:style-name="P3">&amp;val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4cm" svg:height="0.962cm" svg:x="8.509cm" svg:y="8.89cm">
          <draw:text-box>
            <text:p>pval:</text:p>
          </draw:text-box>
        </draw:frame>
        <draw:line draw:style-name="gr6" draw:text-style-name="P5" draw:layer="layout" svg:x1="11.049cm" svg:y1="10.16cm" svg:x2="14.478cm" svg:y2="10.668cm">
          <text:p/>
        </draw:lin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Pointer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pointer gives indirect access to an object</text:p>
                <text:list>
                  <text:list-item>
                    <text:p>It uses some unfamiliar syntax to do so</text:p>
                    <text:list>
                      <text:list-header>
                        <text:p><text:span text:style-name="T21">int</text:span><text:span text:style-name="T22"> val = 1024;</text:span></text:p>
                        <text:p><text:span text:style-name="T21">int*</text:span><text:span text:style-name="T22"> pval = &amp;val; <text:s/></text:span><text:span text:style-name="T23">// pval holds the address of val</text:span></text:p>
                        <text:p><text:span text:style-name="T23"/></text:p>
                        <text:p><text:span text:style-name="T23">// prints “1024 at address &lt;?&gt;”</text:span></text:p>
                        <text:p><text:span text:style-name="T23">// where &lt;?&gt; is the memory address of val</text:span></text:p>
                        <text:p><text:span text:style-name="T23">// use the dereference operator (*) to get the value of a pointed to object</text:span></text:p>
                        <text:p><text:span text:style-name="T22">cout &lt;&lt; *pval &lt;&lt; “ at address “ &lt;&lt; pval &lt;&lt; std::endl;</text:span></text:p>
                        <text:p><text:span text:style-name="T22"/></text:p>
                        <text:p><text:span text:style-name="T22">*pval -= 24; </text:span><text:span text:style-name="T23">// dereference operator and subtraction</text:span></text:p>
                        <text:p><text:span text:style-name="T23"><text:s text:c="13"/></text:span><text:span text:style-name="T23">// val now holds the value 1000</text:span></text:p>
                        <text:p><text:span text:style-name="T21">int</text:span><text:span text:style-name="T22"> val2 = *pval; <text:s/></text:span><text:span text:style-name="T23">// val2 holds the value 1000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Pointer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ointers can be rebound</text:p>
                <text:list>
                  <text:list-item>
                    <text:list>
                      <text:list-header>
                        <text:p><text:span text:style-name="T21">int</text:span><text:span text:style-name="T22"> val = 1024;</text:span></text:p>
                        <text:p><text:span text:style-name="T21">int*</text:span><text:span text:style-name="T22"> pval = &amp;val; <text:s/></text:span><text:span text:style-name="T23">// pval holds the address of val</text:span></text:p>
                        <text:p><text:span text:style-name="T21">int</text:span><text:span text:style-name="T23"> </text:span><text:span text:style-name="T22">foo = 500;</text:span></text:p>
                        <text:p><text:span text:style-name="T22">pval = &amp;foo; <text:s text:c="6"/></text:span><text:span text:style-name="T23">// pval now holds the address of foo</text:span></text:p>
                      </text:list-header>
                    </text:list>
                  </text:list-item>
                </text:list>
              </text:list-item>
              <text:list-item>
                <text:p>A value pointer can</text:p>
                <text:list>
                  <text:list-item>
                    <text:p>Point to an object</text:p>
                  </text:list-item>
                  <text:list-item>
                    <text:p>Point to a location immediately past the end of an object</text:p>
                  </text:list-item>
                  <text:list-item>
                    <text:p>Be a null pointer (<text:span text:style-name="T13">nullptr</text:span>) indicating it is not bound to (does not point to) any object</text:p>
                  </text:list-item>
                </text:list>
              </text:list-item>
              <text:list-item>
                <text:p>Any other pointer value is invali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Pointer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pointer must be bound to an appropriate type</text:p>
                <text:list>
                  <text:list-item>
                    <text:list>
                      <text:list-header>
                        <text:p><text:span text:style-name="T21">int</text:span><text:span text:style-name="T22"> val = 1024;</text:span></text:p>
                        <text:p><text:span text:style-name="T21">double*</text:span><text:span text:style-name="T22"> pval = &amp;val; </text:span><text:span text:style-name="T23">// error: <text:s/>a double* cannot bind to int*</text:span></text:p>
                      </text:list-header>
                    </text:list>
                  </text:list-item>
                  <text:list-item>
                    <text:p>An appropriate type doesn't always mean the exact type – more on this later…</text:p>
                  </text:list-item>
                </text:list>
              </text:list-item>
              <text:list-item>
                <text:p>Uninitialized pointers can be a source of obscure and hard to track down bugs.</text:p>
                <text:list>
                  <text:list-item>
                    <text:p>Initialize all point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Symbols with Multiple Meanin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ference</text:p>
                <text:list>
                  <text:list-item>
                    <text:p><text:span text:style-name="T1">&amp;</text:span> following a type and part of a declaration</text:p>
                    <text:list>
                      <text:list-header>
                        <text:p><text:span text:style-name="T21">int&amp;</text:span><text:span text:style-name="T22"> val_ref = val;</text:span></text:p>
                      </text:list-header>
                    </text:list>
                  </text:list-item>
                </text:list>
              </text:list-item>
              <text:list-item>
                <text:p>Address-Of</text:p>
                <text:list>
                  <text:list-item>
                    <text:p><text:span text:style-name="T1">&amp;</text:span> used in an expression</text:p>
                    <text:list>
                      <text:list-header>
                        <text:p><text:span text:style-name="T21">int*</text:span><text:span text:style-name="T22"> pval = &amp;val;</text:span></text:p>
                      </text:list-header>
                    </text:list>
                  </text:list-item>
                </text:list>
              </text:list-item>
              <text:list-item>
                <text:p>Pointer</text:p>
                <text:list>
                  <text:list-item>
                    <text:p><text:span text:style-name="T1">*</text:span> following a type and part of a declaration</text:p>
                    <text:list>
                      <text:list-header>
                        <text:p><text:span text:style-name="T21">int*</text:span><text:span text:style-name="T22"> pval = &amp;val;</text:span></text:p>
                      </text:list-header>
                    </text:list>
                  </text:list-item>
                </text:list>
              </text:list-item>
              <text:list-item>
                <text:p>Dereference</text:p>
                <text:list>
                  <text:list-item>
                    <text:p><text:span text:style-name="T1">*</text:span> used in an expression</text:p>
                    <text:list>
                      <text:list-header>
                        <text:p><text:span text:style-name="T21">int</text:span><text:span text:style-name="T22"> val2 = *pval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The <text:span text:style-name="T13">const</text:span> Qualifi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ings that are <text:span text:style-name="T13">const</text:span> cannot be changed</text:p>
                <text:list>
                  <text:list-item>
                    <text:p>Often we want constant values in our programs</text:p>
                  </text:list-item>
                  <text:list-item>
                    <text:p>Once assigned, a <text:span text:style-name="T13">const</text:span> value cannot be changed</text:p>
                    <text:list>
                      <text:list-header>
                        <text:p><text:span text:style-name="T21">const int</text:span><text:span text:style-name="T22"> buffer_size = 512;</text:span></text:p>
                        <text:p><text:span text:style-name="T21">const double</text:span><text:span text:style-name="T22"> pi = 3.14159;</text:span></text:p>
                        <text:p><text:span text:style-name="T22"/></text:p>
                        <text:p><text:span text:style-name="T22">buffer_size = 1024; </text:span><text:span text:style-name="T23">// error cannot change const value</text:span></text:p>
                        <text:p><text:span text:style-name="T22">pi = 3.15; <text:s text:c="9"/></text:span><text:span text:style-name="T23">// error cannot change const valu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Reference to <text:span text:style-name="T1">const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reference to <text:span text:style-name="T1">const</text:span> (<text:span text:style-name="T1">const</text:span> reference) cannot be used to change the the object to which the reference is bound</text:p>
                <text:list>
                  <text:list-item>
                    <text:p>This may seem to defeat the purpose of a reference</text:p>
                    <text:list>
                      <text:list-item>
                        <text:p>Actually, this is an incredibly powerful tool that is used extensively in C++ progr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Reference to <text:span text:style-name="T1">const</text:span>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1">const</text:span> reference may refer to an object that is not <text:span text:style-name="T1">const</text:span></text:p>
                <text:list>
                  <text:list-item>
                    <text:list>
                      <text:list-header>
                        <text:p><text:span text:style-name="T21">int</text:span><text:span text:style-name="T22"> val = 1024;</text:span></text:p>
                        <text:p><text:span text:style-name="T21">const int</text:span><text:span text:style-name="T22">&amp; cref_val = val;</text:span></text:p>
                        <text:p><text:span text:style-name="T22">cref_val = 1000; <text:s/></text:span><text:span text:style-name="T23">// error, cannot modify const object</text:span></text:p>
                        <text:p><text:span text:style-name="T22">val = 1000; <text:s text:c="6"/></text:span><text:span text:style-name="T23">// val can be changed,</text:span></text:p>
                        <text:p><text:span text:style-name="T23"><text:s text:c="18"/></text:span><text:span text:style-name="T23">// and cref_val is still an alias to val</text:span></text:p>
                        <text:p><text:span text:style-name="T23">// prints “1000 and 1000”</text:span></text:p>
                        <text:p><text:span text:style-name="T22">std::cout &lt;&lt; val &lt;&lt; “ and “ &lt;&lt; cref_val &lt;&lt; std::endl;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<text:span text:style-name="T1">constexpr</text:span> and Type Alias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1">constexpr</text:span> is an expression that can be evaluated at compile time</text:p>
                <text:list>
                  <text:list-item>
                    <text:list>
                      <text:list-header>
                        <text:p><text:span text:style-name="T21">constexpr int </text:span><text:span text:style-name="T22">calc_buffer_size() { return 512 * 4; } </text:span></text:p>
                        <text:p><text:span text:style-name="T21">constexpr int</text:span><text:span text:style-name="T22"> buffer_size = calc_buffer_size();</text:span></text:p>
                        <text:p><text:span text:style-name="T23">// both statements are evaluated at compile time, not run time</text:span></text:p>
                      </text:list-header>
                      <text:list-item>
                        <text:p>An incredibly powerful tool, for the most advanced users</text:p>
                      </text:list-item>
                    </text:list>
                  </text:list-item>
                </text:list>
              </text:list-item>
              <text:list-item>
                <text:p>Type Aliases</text:p>
                <text:list>
                  <text:list-item>
                    <text:p>Another name for a type</text:p>
                    <text:list>
                      <text:list-header>
                        <text:p><text:span text:style-name="T21">typedef double </text:span><text:span text:style-name="T22">wages; </text:span><text:span text:style-name="T23">// now, wages is another name for double </text:span></text:p>
                        <text:p><text:span text:style-name="T21">using</text:span><text:span text:style-name="T22"> wages = double; </text:span><text:span text:style-name="T23">// same as above, C++11 syntax</text:span></text:p>
                        <text:p><text:span text:style-name="T23"><text:s text:c="22"/></text:span><text:span text:style-name="T23">// easier to understand left to right reading</text:span></text:p>
                        <text:p><text:span text:style-name="T23"><text:s text:c="22"/></text:span><text:span text:style-name="T23">// prefer this to typedef</text:span>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<text:span text:style-name="T1">auto</text:span> specifi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<text:span text:style-name="T1">auto</text:span> specifier can be used in place of a specific type, when the actual type is known by the compiler</text:p>
                <text:list>
                  <text:list-item>
                    <text:p>Get in the habit of using this wherever possible</text:p>
                    <text:list>
                      <text:list-header>
                        <text:p><text:span text:style-name="T22">std::string long_string = “It was the best of times, it was the w...”;</text:span></text:p>
                        <text:p><text:span text:style-name="T23">// how long is it?</text:span></text:p>
                        <text:p><text:span text:style-name="T21">int</text:span><text:span text:style-name="T22"> len = long_string.length(); </text:span><text:span text:style-name="T23">// may work, may not</text:span></text:p>
                        <text:p><text:span text:style-name="T23"><text:s text:c="32"/></text:span><text:span text:style-name="T23">// definitely NOT correct</text:span></text:p>
                        <text:p><text:span text:style-name="T21">unsigned int</text:span><text:span text:style-name="T22"> len = long_string.length(); <text:s/></text:span><text:span text:style-name="T23">// better, </text:span></text:p>
                        <text:p><text:span text:style-name="T23"><text:s text:c="42"/></text:span><text:span text:style-name="T23">// but still may not work</text:span></text:p>
                        <text:p><text:span text:style-name="T23">// correct, but painfully verbose (see 2.5.3 for decltype)</text:span></text:p>
                        <text:p><text:span text:style-name="T21">decltype</text:span><text:span text:style-name="T22">(long_string.length()) len = long_string.length();</text:span></text:p>
                        <text:p><text:span text:style-name="T22"/></text:p>
                        <text:p><text:span text:style-name="T21">auto</text:span><text:span text:style-name="T22"> len = long_string.length(); </text:span><text:span text:style-name="T23">// correct AND terse, ahhh!!!!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Defining our own Ty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efining types is a core concept of object oriented languages, including C++</text:p>
              </text:list-item>
              <text:list-item>
                <text:p>Defining types allows us to group together related data elements and a strategy for using the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Defining our own Types (contd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he <text:span text:style-name="T1">Sales_data</text:span> structure</text:p>
                <text:list>
                  <text:list-item>
                    <text:list>
                      <text:list-header>
                        <text:p text:style-name="P2"><text:span text:style-name="T21">struct </text:span><text:span text:style-name="T22">Sales_data</text:span></text:p>
                        <text:p text:style-name="P2"><text:span text:style-name="T22">{</text:span></text:p>
                        <text:p text:style-name="P2"><text:span text:style-name="T22"><text:s text:c="3"/></text:span><text:span text:style-name="T22">std::string bookNo;</text:span></text:p>
                        <text:p text:style-name="P2"><text:span text:style-name="T22"><text:s text:c="3"/></text:span><text:span text:style-name="T21">unsigned int</text:span><text:span text:style-name="T22"> units_sold = 0;</text:span></text:p>
                        <text:p text:style-name="P2"><text:span text:style-name="T22"><text:s text:c="3"/></text:span><text:span text:style-name="T21">double</text:span><text:span text:style-name="T22"> revenue = 0.0;</text:span></text:p>
                        <text:p text:style-name="P2"><text:span text:style-name="T22">};</text:span></text:p>
                      </text:list-header>
                    </text:list>
                  </text:list-item>
                  <text:list-item>
                    <text:p>Here we use the <text:span text:style-name="T1">struct</text:span> keyword to define our type, we can also use class (interchangeably), the behavior of <text:span text:style-name="T1">class</text:span>/<text:span text:style-name="T1">struct</text:span> is <text:span text:style-name="T25">almost</text:span> 100% the same</text:p>
                  </text:list-item>
                  <text:list-item>
                    <text:p>The class body (block within <text:span text:style-name="T26">{}</text:span>) defines the <text:span text:style-name="T27">members</text:span> of the class</text:p>
                    <text:list>
                      <text:list-item>
                        <text:p>This class has only <text:span text:style-name="T27">data members</text:span>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Defining our own Type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mber variables are defined in the same we we define normal variables</text:p>
                <text:list>
                  <text:list-item>
                    <text:p>The initializers are used to give the data members an initial value</text:p>
                    <text:list>
                      <text:list-header>
                        <text:p><text:span text:style-name="T21">struct </text:span><text:span text:style-name="T22">Sales_data</text:span></text:p>
                        <text:p><text:span text:style-name="T22">{</text:span></text:p>
                        <text:p><text:span text:style-name="T22"><text:s text:c="3"/></text:span><text:span text:style-name="T22">std::string bookNo; <text:s text:c="9"/></text:span><text:span text:style-name="T23">// std::string objects are “empty” when default initialized</text:span></text:p>
                        <text:p><text:span text:style-name="T22"><text:s text:c="3"/></text:span><text:span text:style-name="T21">unsigned int</text:span><text:span text:style-name="T22"> units_sold = 0; </text:span><text:span text:style-name="T23">// units_sold will be initialized to 0</text:span></text:p>
                        <text:p><text:span text:style-name="T22"><text:s text:c="3"/></text:span><text:span text:style-name="T21">double</text:span><text:span text:style-name="T22"> revenue = 0.0; <text:s text:c="7"/></text:span><text:span text:style-name="T23">// revenue will be initialized to 0.0</text:span></text:p>
                        <text:p><text:span text:style-name="T22">};</text:span></text:p>
                      </text:list-header>
                    </text:list>
                  </text:list-item>
                </text:list>
              </text:list-item>
              <text:list-item>
                <text:p>The data members of each object are independent, changing one <text:span text:style-name="T1">Sales_data</text:span> object doesn't affect any other <text:span text:style-name="T1">Sales_data</text:span> object.</text:p>
                <text:list>
                  <text:list-item>
                    <text:list>
                      <text:list-header>
                        <text:p><text:span text:style-name="T22">Sales_data book1, book2;</text:span></text:p>
                        <text:p><text:span text:style-name="T22">book1.revenue = 100.00; </text:span><text:span text:style-name="T23">// use the dot operator to access members</text:span></text:p>
                        <text:p><text:span text:style-name="T22">bool2.revenue = 300.00;</text:span></text:p>
                        <text:p><text:span text:style-name="T23">// prints 100 300</text:span></text:p>
                        <text:p><text:span text:style-name="T22">std::cout &lt;&lt; book1.revenue &lt;&lt; “ “ &lt;&lt; book2.revenue &lt;&lt; std::endl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Defining our own Types - Usage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2"><text:span text:style-name="T21">int </text:span><text:span text:style-name="T22">main()</text:span></text:p>
                        <text:p text:style-name="P2"><text:span text:style-name="T22">{</text:span></text:p>
                        <text:p text:style-name="P2"><text:span text:style-name="T22"><text:s text:c="3"/></text:span><text:span text:style-name="T22">Sales_data data1, data2; </text:span><text:span text:style-name="T23">// two books</text:span></text:p>
                        <text:p text:style-name="P2"><text:span text:style-name="T23"/></text:p>
                        <text:p text:style-name="P2"><text:span text:style-name="T23"><text:s text:c="3"/></text:span><text:span text:style-name="T23">// read in book information</text:span></text:p>
                        <text:p text:style-name="P2"><text:span text:style-name="T22"><text:s text:c="3"/></text:span><text:span text:style-name="T21">double</text:span><text:span text:style-name="T22"> price = 0; </text:span><text:span text:style-name="T23">// the price of each book</text:span></text:p>
                        <text:p text:style-name="P2"><text:span text:style-name="T22"><text:s text:c="3"/></text:span><text:span text:style-name="T22">std::cin &gt;&gt; data1.bookNo &gt;&gt; data1.units_sold &lt;&lt; price;</text:span></text:p>
                        <text:p text:style-name="P2"><text:span text:style-name="T22"><text:s text:c="3"/></text:span><text:span text:style-name="T23">// calculate revenue as a function of units * unit price</text:span></text:p>
                        <text:p text:style-name="P2"><text:span text:style-name="T22"><text:s text:c="3"/></text:span><text:span text:style-name="T22">data1.revenue = data1.units_sold * price;</text:span></text:p>
                        <text:p text:style-name="P2"><text:span text:style-name="T22"/></text:p>
                        <text:p text:style-name="P2"><text:span text:style-name="T22"><text:s text:c="3"/></text:span><text:span text:style-name="T23">// read in second book (notice we don't redefine price)</text:span></text:p>
                        <text:p><text:span text:style-name="T22"><text:s text:c="3"/></text:span><text:span text:style-name="T22">std::cin &gt;&gt; data2.bookNo &gt;&gt; data2.units_sold &lt;&lt; price;</text:span></text:p>
                        <text:p><text:span text:style-name="T22"><text:s text:c="3"/></text:span><text:span text:style-name="T22">data2.revenue = data2.units_sold * price;</text:span></text:p>
                        <text:p><text:span text:style-name="T22"/></text:p>
                        <text:p><text:span text:style-name="T22"><text:s text:c="3"/></text:span><text:span text:style-name="T21">if</text:span><text:span text:style-name="T22">(data1.bookNo == data2.bookNo) </text:span><text:span text:style-name="T23">// same book?</text:span></text:p>
                        <text:p><text:span text:style-name="T22"><text:s text:c="3"/></text:span><text:span text:style-name="T22">{</text:span></text:p>
                        <text:p><text:span text:style-name="T22"><text:s text:c="6"/></text:span><text:span text:style-name="T21">auto</text:span><text:span text:style-name="T22"> total_count = data1.units_sold + data2.units_sold;</text:span></text:p>
                        <text:p><text:span text:style-name="T22"><text:s text:c="6"/></text:span><text:span text:style-name="T21">auto</text:span><text:span text:style-name="T22"> total_revenue = data1.revenue + data2.revenue;</text:span></text:p>
                        <text:p><text:span text:style-name="T22"/></text:p>
                        <text:p><text:span text:style-name="T22"><text:s text:c="6"/></text:span><text:span text:style-name="T22">std::cout &lt;&lt; data1.bookNo &lt;&lt; “ “ &lt;&lt; total_count &lt;&lt; “ “ &lt;&lt; total_revenue &lt;&lt; “ “;</text:span></text:p>
                        <text:p><text:span text:style-name="T22"/></text:p>
                        <text:p><text:span text:style-name="T23"><text:s text:c="6"/></text:span><text:span text:style-name="T23">// protect against divide by 0</text:span></text:p>
                        <text:p><text:span text:style-name="T22"><text:s text:c="6"/></text:span><text:span text:style-name="T21">if</text:span><text:span text:style-name="T22">(total_count != 0)</text:span></text:p>
                        <text:p><text:span text:style-name="T22"><text:s text:c="9"/></text:span><text:span text:style-name="T22">std::cout &lt;&lt; total_revenue / total_count &lt;&lt; std::endl;</text:span></text:p>
                        <text:p><text:span text:style-name="T22"><text:s text:c="6"/></text:span><text:span text:style-name="T21">else</text:span></text:p>
                        <text:p><text:span text:style-name="T22"><text:s text:c="9"/></text:span><text:span text:style-name="T22">std::cout &lt;&lt; “(no sales)” &lt;&lt; std::endl;</text:span></text:p>
                        <text:p><text:span text:style-name="T22"><text:s text:c="3"/></text:span><text:span text:style-name="T22">}</text:span></text:p>
                        <text:p><text:span text:style-name="T22"><text:s text:c="3"/></text:span><text:span text:style-name="T21">else</text:span></text:p>
                        <text:p><text:span text:style-name="T22"><text:s text:c="3"/></text:span><text:span text:style-name="T22">{</text:span></text:p>
                        <text:p><text:span text:style-name="T22"><text:s text:c="6"/></text:span><text:span text:style-name="T22">std::cerr &lt;&lt; “Data must refer to the same ISBN” &lt;&lt; std::endl;</text:span></text:p>
                        <text:p><text:span text:style-name="T22"><text:s text:c="6"/></text:span><text:span text:style-name="T22">return -1; <text:s/></text:span><text:span text:style-name="T23">// indicate failure (to the OS)</text:span></text:p>
                        <text:p><text:span text:style-name="T22"><text:s text:c="3"/></text:span><text:span text:style-name="T22">}</text:span></text:p>
                        <text:p text:style-name="P2"><text:span text:style-name="T22">}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2: <text:s/>Writing our own Header Fi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s our programs get bigger, putting everything in one file is not a sustainable practice</text:p>
              </text:list-item>
              <text:list-item>
                <text:p>We can break up our programs into multiple files</text:p>
                <text:list>
                  <text:list-item>
                    <text:p>Data Types should typically go into their own header</text:p>
                    <text:list>
                      <text:list-header>
                        <text:p><text:span text:style-name="T23">// Sales_data.h...</text:span></text:p>
                        <text:p><text:span text:style-name="T21">#pragma </text:span><text:span text:style-name="T22">once <text:s/></text:span><text:span text:style-name="T23">// prefer this to ifdef/define/endif</text:span></text:p>
                        <text:p><text:span text:style-name="T21">struct </text:span><text:span text:style-name="T22">Sales_data</text:span></text:p>
                        <text:p><text:span text:style-name="T22">{</text:span></text:p>
                        <text:p><text:span text:style-name="T22"><text:s text:c="3"/></text:span><text:span text:style-name="T22">std::string bookNo;</text:span></text:p>
                        <text:p><text:span text:style-name="T22"><text:s text:c="3"/></text:span><text:span text:style-name="T21">unsigned int</text:span><text:span text:style-name="T22"> units_sold = 0;</text:span></text:p>
                        <text:p><text:span text:style-name="T22"><text:s text:c="3"/></text:span><text:span text:style-name="T21">double</text:span><text:span text:style-name="T22"> revenue = 0.0;</text:span></text:p>
                        <text:p><text:span text:style-name="T22">};</text:span></text:p>
                      </text:list-header>
                    </text:list>
                  </text:list-item>
                </text:list>
              </text:list-item>
              <text:list-item>
                <text:p>Now we can use the Sales_data class throughout our program by including that file:</text:p>
                <text:list>
                  <text:list-item>
                    <text:list>
                      <text:list-header>
                        <text:p><text:span text:style-name="T21">#include </text:span><text:span text:style-name="T22">”Sales_data.h” <text:s/></text:span><text:span text:style-name="T23">// include our Sales_data.h file (looks in the same directory!)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al Though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8">Built-in types</text:span> are types provided by the language</text:p>
              </text:list-item>
              <text:list-item>
                <text:p><text:span text:style-name="T28">Variables</text:span> provide named storage for types that a program can manipulate</text:p>
              </text:list-item>
              <text:list-item>
                <text:p>Any given program has multiple <text:span text:style-name="T28">scopes</text:span>.</text:p>
              </text:list-item>
              <text:list-item>
                <text:p><text:span text:style-name="T28">References</text:span> are aliases to an existing variable. <text:s/><text:span text:style-name="T26">const</text:span> references are particularly interesting (and valuable)</text:p>
              </text:list-item>
              <text:list-item>
                <text:p><text:span text:style-name="T28">Pointers</text:span> “point to” variables, allowing indirect access.</text:p>
              </text:list-item>
              <text:list-item>
                <text:p>Use <text:span text:style-name="T26">auto</text:span> wherever you can!</text:p>
              </text:list-item>
              <text:list-item>
                <text:p>Define our own types using <text:span text:style-name="T26">struct</text:span> or <text:span text:style-name="T26">class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adornments="Semibold" style:font-pitch="fixed"/>
    <style:font-face style:name="Ubuntu Mono4" svg:font-family="'Ubuntu Mono'" style:font-adornments="標準" style:font-pitch="fixed"/>
    <style:font-face style:name="Ubuntu Mono7" svg:font-family="'Ubuntu Mono'" style:font-adornments="黒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Ubuntu" svg:font-family="Ubuntu" style:font-pitch="variable"/>
    <style:font-face style:name="Ubuntu Mono5" svg:font-family="'Ubuntu Mono'" style:font-pitch="variable"/>
    <style:font-face style:name="Ubuntu Mono" svg:font-family="'Ubuntu Mono'" style:font-adornments="Semibold" style:font-pitch="variable"/>
    <style:font-face style:name="Ubuntu Mono3" svg:font-family="'Ubuntu Mono'" style:font-adornments="標準" style:font-pitch="variable"/>
    <style:font-face style:name="Ubuntu Mono6" svg:font-family="'Ubuntu Mono'" style:font-adornments="黒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09:00:04.241142344</meta:creation-date>
    <dc:date>2015-12-28T19:55:09.036102683</dc:date>
    <meta:editing-duration>PT2H12M14S</meta:editing-duration>
    <meta:editing-cycles>21</meta:editing-cycles>
    <meta:generator>LibreOffice/4.4.7.2$Linux_X86_64 LibreOffice_project/40$Build-2</meta:generator>
    <dc:creator>Chad Koehler</dc:creator>
    <meta:document-statistic meta:object-count="179"/>
  </office:meta>
</office:document-meta>
</file>